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MATRÍCUL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NO_APOS</text:p>
          </table:table-cell>
        </table:table-row>
        <table:table-row table:style-name="ro1">
          <table:table-cell table:style-name="ce1" office:value-type="float" office:value="782665" calcext:value-type="float">
            <text:p>782665</text:p>
          </table:table-cell>
          <table:table-cell office:value-type="string" calcext:value-type="string">
            <text:p>AGNES MUNHOZ RUBIRA BABATA</text:p>
          </table:table-cell>
          <table:table-cell/>
        </table:table-row>
        <table:table-row table:style-name="ro1">
          <table:table-cell table:style-name="ce1" office:value-type="float" office:value="983369" calcext:value-type="float">
            <text:p>983369</text:p>
          </table:table-cell>
          <table:table-cell office:value-type="string" calcext:value-type="string">
            <text:p>ALECSANDRA DE OLIVEIRA LOPES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table:style-name="ce1" office:value-type="float" office:value="185353" calcext:value-type="float">
            <text:p>185353</text:p>
          </table:table-cell>
          <table:table-cell office:value-type="string" calcext:value-type="string">
            <text:p>ALISON RAFAEL POLPETA FREITAS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table:style-name="ce1" office:value-type="float" office:value="944028" calcext:value-type="float">
            <text:p>944028</text:p>
          </table:table-cell>
          <table:table-cell office:value-type="string" calcext:value-type="string">
            <text:p>ANTONIO DA S MARTINS JUNIOR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table:style-name="ce1" office:value-type="float" office:value="940364" calcext:value-type="float">
            <text:p>940364</text:p>
          </table:table-cell>
          <table:table-cell office:value-type="string" calcext:value-type="string">
            <text:p>ARIOVALDO CALDEIRA BONO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table:style-name="ce1" office:value-type="float" office:value="234035" calcext:value-type="float">
            <text:p>234035</text:p>
          </table:table-cell>
          <table:table-cell office:value-type="string" calcext:value-type="string">
            <text:p>BEATRIZ DE JESUS COSTA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table:style-name="ce1" office:value-type="float" office:value="893605" calcext:value-type="float">
            <text:p>893605</text:p>
          </table:table-cell>
          <table:table-cell office:value-type="string" calcext:value-type="string">
            <text:p>CARLOS HEROYUKI NARA KUME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table:style-name="ce1" office:value-type="float" office:value="872632" calcext:value-type="float">
            <text:p>872632</text:p>
          </table:table-cell>
          <table:table-cell office:value-type="string" calcext:value-type="string">
            <text:p>DENERVAL MENDEZ BATISTA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table:style-name="ce1" office:value-type="float" office:value="975244" calcext:value-type="float">
            <text:p>975244</text:p>
          </table:table-cell>
          <table:table-cell office:value-type="string" calcext:value-type="string">
            <text:p>ELIAS CESAR ARAUJO DE CARVALHO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table:style-name="ce1" office:value-type="float" office:value="990673" calcext:value-type="float">
            <text:p>990673</text:p>
          </table:table-cell>
          <table:table-cell office:value-type="string" calcext:value-type="string">
            <text:p>ERIKA GOBI DOS SANTOS</text:p>
          </table:table-cell>
          <table:table-cell/>
        </table:table-row>
        <table:table-row table:style-name="ro1">
          <table:table-cell table:style-name="ce1" office:value-type="float" office:value="975301" calcext:value-type="float">
            <text:p>975301</text:p>
          </table:table-cell>
          <table:table-cell office:value-type="string" calcext:value-type="string">
            <text:p>FABIO YOSHIHARU UMADA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table:style-name="ce1" office:value-type="float" office:value="771327" calcext:value-type="float">
            <text:p>771327</text:p>
          </table:table-cell>
          <table:table-cell office:value-type="string" calcext:value-type="string">
            <text:p>HELCIO DO PRADO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table:style-name="ce1" office:value-type="float" office:value="935171" calcext:value-type="float">
            <text:p>935171</text:p>
          </table:table-cell>
          <table:table-cell office:value-type="string" calcext:value-type="string">
            <text:p>JOSE FRANCISCO MARIN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table:style-name="ce1" office:value-type="float" office:value="942244" calcext:value-type="float">
            <text:p>942244</text:p>
          </table:table-cell>
          <table:table-cell office:value-type="string" calcext:value-type="string">
            <text:p>JOSE MARIA CAMPOS HENRIQUES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table:style-name="ce1" office:value-type="float" office:value="232155" calcext:value-type="float">
            <text:p>232155</text:p>
          </table:table-cell>
          <table:table-cell office:value-type="string" calcext:value-type="string">
            <text:p>LIANDRA DOS SANTOS JESUS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table:style-name="ce1" office:value-type="float" office:value="890648" calcext:value-type="float">
            <text:p>890648</text:p>
          </table:table-cell>
          <table:table-cell office:value-type="string" calcext:value-type="string">
            <text:p>LUCIA NORIE MATSUEDA ENAMI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table:style-name="ce1" office:value-type="float" office:value="981553" calcext:value-type="float">
            <text:p>981553</text:p>
          </table:table-cell>
          <table:table-cell office:value-type="string" calcext:value-type="string">
            <text:p>LUCIANE TERUMI KAETSU TANAKA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table:style-name="ce1" office:value-type="float" office:value="922964" calcext:value-type="float">
            <text:p>922964</text:p>
          </table:table-cell>
          <table:table-cell office:value-type="string" calcext:value-type="string">
            <text:p>LUCIANO DA ROCHA RIBEIRO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table:style-name="ce1" office:value-type="float" office:value="975237" calcext:value-type="float">
            <text:p>975237</text:p>
          </table:table-cell>
          <table:table-cell office:value-type="string" calcext:value-type="string">
            <text:p>LUIS CESAR DE MELLO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table:style-name="ce1" office:value-type="float" office:value="185008" calcext:value-type="float">
            <text:p>185008</text:p>
          </table:table-cell>
          <table:table-cell office:value-type="string" calcext:value-type="string">
            <text:p>LUIZ ANTONIO SANTOS CAPEL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office:value-type="string" calcext:value-type="string">
            <text:p>MARCELO RIBEIRO DONATAO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table:style-name="ce1" office:value-type="float" office:value="942034" calcext:value-type="float">
            <text:p>942034</text:p>
          </table:table-cell>
          <table:table-cell office:value-type="string" calcext:value-type="string">
            <text:p>MARCIO RICARDO MARTELOZZI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table:style-name="ce1" office:value-type="float" office:value="990082" calcext:value-type="float">
            <text:p>990082</text:p>
          </table:table-cell>
          <table:table-cell office:value-type="string" calcext:value-type="string">
            <text:p>NORMA KIYOKO MURACE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WAGNER RONALDO FERRAREZI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table:style-name="ce1" office:value-type="float" office:value="232148" calcext:value-type="float">
            <text:p>232148</text:p>
          </table:table-cell>
          <table:table-cell office:value-type="string" calcext:value-type="string">
            <text:p>WAGNER TEIXEIRA M DA SILVA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0" loext:min-decimal-places="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1T10:23:42.484528437</meta:creation-date>
    <meta:generator>LibreOffice/6.4.7.2$Linux_X86_64 LibreOffice_project/40$Build-2</meta:generator>
    <dc:date>2024-04-11T10:49:01.528931817</dc:date>
    <meta:editing-duration>PT25M19S</meta:editing-duration>
    <meta:editing-cycles>2</meta:editing-cycles>
    <meta:document-statistic meta:table-count="1" meta:cell-count="76" meta:object-count="0"/>
  </office:meta>
</office:document-meta>
</file>